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List_20_Contents">
      <style:paragraph-properties fo:margin-left="0cm" fo:margin-right="0cm" fo:margin-top="0cm" fo:margin-bottom="0.499cm" style:contextual-spacing="false" fo:text-indent="0cm" style:auto-text-indent="false"/>
      <style:text-properties officeooo:paragraph-rsid="0021eed3"/>
    </style:style>
    <style:style style:name="P2" style:family="paragraph" style:parent-style-name="List_20_Heading">
      <style:paragraph-properties fo:margin-left="0cm" fo:margin-right="0cm" fo:margin-top="0cm" fo:margin-bottom="0.499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018cm" style:auto-text-indent="false"/>
    </style:style>
    <style:style style:name="P5" style:family="paragraph" style:parent-style-name="Text_20_body">
      <style:paragraph-properties fo:margin-left="0cm" fo:margin-right="0cm" fo:text-indent="0cm" style:auto-text-indent="false"/>
      <style:text-properties fo:color="#ff0000" loext:opacity="100%" fo:language="hu" fo:country="HU" officeooo:rsid="001e0a2f" officeooo:paragraph-rsid="001e0a2f"/>
    </style:style>
    <style:style style:name="P6" style:family="paragraph" style:parent-style-name="Text_20_body">
      <style:paragraph-properties fo:margin-left="0cm" fo:margin-right="0cm" fo:text-indent="0.018cm" style:auto-text-indent="false"/>
      <style:text-properties fo:color="#ff0000" loext:opacity="100%" fo:language="hu" fo:country="HU" officeooo:rsid="001f618d" officeooo:paragraph-rsid="001f618d"/>
    </style:style>
    <style:style style:name="P7" style:family="paragraph" style:parent-style-name="Text_20_body">
      <style:paragraph-properties fo:margin-left="0cm" fo:margin-right="0cm" fo:text-indent="0cm" style:auto-text-indent="false"/>
      <style:text-properties fo:color="#ff0000" loext:opacity="100%" fo:language="hu" fo:country="HU" officeooo:rsid="0020978d" officeooo:paragraph-rsid="0020978d"/>
    </style:style>
    <style:style style:name="T1" style:family="text">
      <style:text-properties style:text-underline-style="solid" style:text-underline-width="auto" style:text-underline-color="font-color"/>
    </style:style>
    <style:style style:name="T2" style:family="text">
      <style:text-properties fo:color="#ff0000" loext:opacity="100%"/>
    </style:style>
    <style:style style:name="T3" style:family="text">
      <style:text-properties fo:color="#ff0000" loext:opacity="100%" fo:language="hu" fo:country="HU" officeooo:rsid="0021ee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ialogs.project.properties.auto.propagation"/><text:bookmark text:name="dialogs.project.properties.auto.propagation.title"/><text:span text:style-name="Source_20_Text">Auto-propagation of translations</text:span></text:p>
      <text:p text:style-name="P1"><text:span text:style-name="Source_20_Text"><text:span text:style-name="T3">Alternatív fordítások automatikus hozzárendelése az ismétlődő szegmensekhez</text:span></text:span></text:p>
      <text:p text:style-name="P3">If there are repeated segments in the source documents, checking this option will set the first translated segment as the default translation and automatically use the same target text in the remaining repeated segments.</text:p>
      <text:p text:style-name="P5">Ha vannak ismétlődő szegmensek a forrásállományokban, ennek az opciónak a bepipálásával a legelőször lefordított szegmens lesz az alapértelmezett fordítás, és automatikusan azonos szöveget fog használni a célállományok hátramaradt ismétlődő szegmenseiben.</text:p>
      <text:p text:style-name="P4">Use <text:a xlink:type="simple" xlink:href="https://omegat.sourceforge.io/manual-standard/en/chapter.menus.html#menus.edit" text:style-name="Internet_20_link" text:visited-style-name="Visited_20_Internet_20_Link">Edit </text:a><text:a xlink:type="simple" xlink:href="https://omegat.sourceforge.io/manual-standard/en/chapter.menus.html#menus.edit.create.alternative.translation" text:style-name="Internet_20_link" text:visited-style-name="Visited_20_Internet_20_Link">Create Alternative Translation </text:a>to assign an alternative translation to segments that require a different translation.</text:p>
      <text:p text:style-name="P6">Használd a <text:span text:style-name="T1">Szerkesztő – Alternatív fordítás létrehozása</text:span> parancsot annak érdekében, hogy alternatív fordításokat hozz létre azon szegmensek részére, amelyek különböző fordítást igényelnek. </text:p>
      <text:p text:style-name="P3">If you do not activate this option, all segments can be assigned a different translation, even if they are duplicated in the project</text:p>
      <text:p text:style-name="P7">Ha nem aktiválod ezt az opciót, akkor minden egyes szegmenshez hozzá lehet rendelni egy különböző fordítást, még akkor is, ha az adott szegmens ismétlődik a projektb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14:30:12.374000000</meta:creation-date>
    <dc:date>2023-11-28T14:41:50.283000000</dc:date>
    <meta:editing-duration>PT11M36S</meta:editing-duration>
    <meta:editing-cycles>5</meta:editing-cycles>
    <meta:generator>LibreOffice/7.6.2.1$Windows_X86_64 LibreOffice_project/56f7684011345957bbf33a7ee678afaf4d2ba333</meta:generator>
    <meta:document-statistic meta:table-count="0" meta:image-count="0" meta:object-count="0" meta:page-count="1" meta:paragraph-count="8" meta:word-count="161" meta:character-count="1196" meta:non-whitespace-character-count="1041"/>
  </office:meta>
</office:document-meta>
</file>